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1A50000013CFFD66E5E.eps" manifest:media-type=""/>
  <manifest:file-entry manifest:full-path="Pictures/20000002000001A50000013C0A3F97B5.eps" manifest:media-type=""/>
  <manifest:file-entry manifest:full-path="Pictures/20000002000005A1000002D6CCAD3916.eps" manifest:media-type=""/>
  <manifest:file-entry manifest:full-path="Pictures/20000002000001A50000013C857CBD8D.eps" manifest:media-type=""/>
  <manifest:file-entry manifest:full-path="Pictures/20000002000001A50000013CE6A05CD8.eps" manifest:media-type=""/>
  <manifest:file-entry manifest:full-path="Pictures/20000002000005A1000002D68FEE1C6C.eps" manifest:media-type=""/>
  <manifest:file-entry manifest:full-path="Pictures/20000002000005A1000002D6A0B7BA35.eps" manifest:media-type=""/>
  <manifest:file-entry manifest:full-path="Pictures/20000002000001A50000013CC7BBA939.eps" manifest:media-type=""/>
  <manifest:file-entry manifest:full-path="Pictures/20000002000005A1000002D6D471AED3.eps" manifest:media-type=""/>
  <manifest:file-entry manifest:full-path="Pictures/20000002000001A50000013C1E8BAAE4.eps" manifest:media-type=""/>
  <manifest:file-entry manifest:full-path="Pictures/20000002000001A50000013CD322C272.eps" manifest:media-type=""/>
  <manifest:file-entry manifest:full-path="Pictures/20000002000005A1000002D6C89A5C87.eps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5A1000002D6C89A5C87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5A1000002D6D471AED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5A1000002D6CCAD391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0.828cm" svg:x="0cm" svg:y="0cm">
          <draw:image xlink:href="Pictures/20000002000001A50000013CC7BBA93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5A1000002D6A0B7BA3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5A1000002D68FEE1C6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1A50000013CE6A05CD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1A50000013CD322C27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1A50000013C857CBD8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.194cm" svg:height="21cm" svg:x="0cm" svg:y="0cm">
          <draw:image xlink:href="Pictures/20000002000001A50000013C1E8BAAE4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1A50000013C0A3F97B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20000002000001A50000013CFFD66E5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esco Pancaldi</meta:initial-creator>
    <meta:creation-date>2015-05-05T10:54:19</meta:creation-date>
    <dc:date>2015-05-05T11:12:22</dc:date>
    <dc:creator>Francesco Pancaldi</dc:creator>
    <meta:editing-duration>PT2M34S</meta:editing-duration>
    <meta:editing-cycles>2</meta:editing-cycles>
    <meta:generator>LibreOffice/3.5$Linux_X86_64 LibreOffice_project/350m1$Build-2</meta:generator>
    <meta:document-statistic meta:object-count="81"/>
  </office:meta>
</office:document-meta>
</file>